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loext:opacity="100%" officeooo:rsid="0019bbfc" officeooo:paragraph-rsid="0019bbfc"/>
    </style:style>
    <style:style style:name="P2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ba9ec" officeooo:paragraph-rsid="001ba9ec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a3d9e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ba9ec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11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a3d9e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ba9ec" officeooo:paragraph-rsid="001ba9e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8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7b12d" style:font-size-asian="20pt" style:font-size-complex="20pt"/>
    </style:style>
    <style:style style:name="P1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5684ba" style:font-size-asian="16pt" style:font-size-complex="16pt"/>
    </style:style>
    <style:style style:name="P2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27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style:font-name="Abduction" fo:font-size="44pt" officeooo:rsid="00421ac2" officeooo:paragraph-rsid="00429748" style:font-size-asian="44pt" style:font-size-complex="44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30ad2" officeooo:paragraph-rsid="00230ad2" style:font-size-asian="20pt" style:font-size-complex="20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3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b39f9" style:font-size-asian="20pt" style:font-size-complex="20pt"/>
    </style:style>
    <style:style style:name="P3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Abduction" fo:font-size="24pt" officeooo:rsid="00421ac2" officeooo:paragraph-rsid="00429748" style:font-size-asian="24pt" style:font-size-complex="24pt"/>
    </style:style>
    <style:style style:name="P3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684ba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5684ba" style:font-size-asian="20pt" style:font-size-complex="20pt"/>
    </style:style>
    <style:style style:name="P35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0ee39"/>
    </style:style>
    <style:style style:name="T6" style:family="text">
      <style:text-properties officeooo:rsid="00377d73"/>
    </style:style>
    <style:style style:name="T7" style:family="text">
      <style:text-properties officeooo:rsid="003d8cc7"/>
    </style:style>
    <style:style style:name="T8" style:family="text">
      <style:text-properties officeooo:rsid="003f098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77d73" style:font-style-asian="italic" style:font-style-complex="italic"/>
    </style:style>
    <style:style style:name="T11" style:family="text">
      <style:text-properties fo:color="#ffffff" loext:opacity="100%" style:font-name="Source Serif Pro Semibold"/>
    </style:style>
    <style:style style:name="T12" style:family="text">
      <style:text-properties fo:color="#ffffff" loext:opacity="100%" style:font-name="Source Serif Pro Semibold" officeooo:rsid="0028a0dd"/>
    </style:style>
    <style:style style:name="T13" style:family="text">
      <style:text-properties officeooo:rsid="00429748"/>
    </style:style>
    <style:style style:name="T14" style:family="text">
      <style:text-properties style:font-name="Source Serif Pro Semibold"/>
    </style:style>
    <style:style style:name="T15" style:family="text">
      <style:text-properties style:font-name="Source Serif Pro Semibold" officeooo:rsid="0021ddc2"/>
    </style:style>
    <style:style style:name="T16" style:family="text">
      <style:text-properties style:font-name="Source Serif Pro Semibold" officeooo:rsid="00429748"/>
    </style:style>
    <style:style style:name="T17" style:family="text">
      <style:text-properties style:font-name="Source Serif Pro Semibold" officeooo:rsid="005684ba"/>
    </style:style>
    <style:style style:name="T18" style:family="text">
      <style:text-properties fo:color="#ff8000" loext:opacity="100%"/>
    </style:style>
    <style:style style:name="T19" style:family="text">
      <style:text-properties fo:color="#ff8000" loext:opacity="100%" style:font-name="Source Serif Pro Bold"/>
    </style:style>
    <style:style style:name="T20" style:family="text">
      <style:text-properties fo:color="#ff8000" loext:opacity="100%" style:font-name="Source Serif Pro Bold" style:text-underline-style="none" fo:font-weight="normal" style:font-weight-asian="normal" style:font-weight-complex="normal"/>
    </style:style>
    <style:style style:name="T21" style:family="text">
      <style:text-properties fo:color="#ff8000" loext:opacity="100%" fo:font-size="20pt" style:font-size-asian="20pt" style:font-size-complex="20pt"/>
    </style:style>
    <style:style style:name="T22" style:family="text">
      <style:text-properties fo:color="#ff8000" loext:opacity="100%" style:font-name="ZX Spectrum" fo:font-size="13pt" style:font-size-asian="13pt" style:font-size-complex="13pt"/>
    </style:style>
    <style:style style:name="T23" style:family="text">
      <style:text-properties fo:color="#ff8000" loext:opacity="100%" officeooo:rsid="005c2c6c"/>
    </style:style>
    <style:style style:name="T24" style:family="text">
      <style:text-properties officeooo:rsid="00469666"/>
    </style:style>
    <style:style style:name="T25" style:family="text">
      <style:text-properties officeooo:rsid="0047ba4e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officeooo:rsid="005c2c6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ff8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ff8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6" text:anchor-type="char" svg:x="0cm" svg:y="0cm" svg:width="20.999cm" svg:height="29.7cm" draw:z-index="0"><draw:image xlink:href="../background.jpg" xlink:type="simple" xlink:show="embed" xlink:actuate="onLoad" draw:mime-type="image/jpeg"/></draw:frame></text:p>
      <text:p text:style-name="P1"/>
      <text:p text:style-name="P27">RED PlaneT</text:p>
      <text:p text:style-name="P31"><text:span text:style-name="T14">Amstrad CPC - </text:span><text:span text:style-name="T16">© </text:span><text:span text:style-name="T15">2015/</text:span><text:span text:style-name="T17">20</text:span><text:span text:style-name="T14">22</text:span></text:p>
      <text:p text:style-name="P2"/>
      <text:p text:style-name="P2"/>
      <text:p text:style-name="P11"><draw:frame draw:style-name="fr5" draw:name="Imagen1" text:anchor-type="paragraph" svg:x="0.439cm" svg:y="0.178cm" svg:width="1.912cm" svg:height="1.849cm" draw:z-index="4"><draw:image xlink:href="../prota.png" xlink:type="simple" xlink:show="embed" xlink:actuate="onLoad" draw:mime-type="image/png"/></draw:frame>Conduce a nuestro héroe al subsuelo de la antigua estación espacial para volar todo el complejo y acabar con sus malignos habitantes. <text:span text:style-name="T13">Pero cuidado, e</text:span><text:span text:style-name="T4">l entorno es peligroso. </text:span><text:span text:style-name="T13">E</text:span><text:span text:style-name="T4">vita </text:span><text:span text:style-name="T13">entrar en contacto</text:span><text:span text:style-name="T4"> con los enemigos, </text:span><text:span text:style-name="T7">y</text:span><text:span text:style-name="T4"> caer en los pozos de lava o de residuos radiactivos.</text:span></text:p>
      <text:p text:style-name="P6"/>
      <text:p text:style-name="P6"/>
      <text:p text:style-name="P12"><draw:frame draw:style-name="fr5" draw:name="Imagen2" text:anchor-type="paragraph" svg:x="0.549cm" svg:y="0.24cm" svg:width="1.746cm" svg:height="1.746cm" draw:z-index="5"><draw:image xlink:href="../explosivo.png" xlink:type="simple" xlink:show="embed" xlink:actuate="onLoad" draw:mime-type="image/png"/></draw:frame>Para acabar con éxito la misión debes obtener los 10 explosivos que hay repartidos por la estación, y situarlos en el depósito de explosivos, en lo más profundo de la base marciana. <text:span text:style-name="T3">Una vez depositados, tienes que regresar al centro de control y activar el detonador.</text:span> </text:p>
      <text:p text:style-name="P7"/>
      <text:p text:style-name="P7"/>
      <text:p text:style-name="P13"><draw:frame draw:style-name="fr5" draw:name="Imagen3" text:anchor-type="paragraph" svg:x="0.557cm" svg:y="0.37cm" svg:width="1.893cm" svg:height="1.774cm" draw:z-index="3"><draw:image xlink:href="../key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3"/>
      <text:p text:style-name="P3"/>
      <text:p text:style-name="P14"><draw:frame draw:style-name="fr5" draw:name="Imagen4" text:anchor-type="paragraph" svg:x="0.545cm" svg:y="0.152cm" svg:width="1.864cm" svg:height="1.864cm" draw:z-index="6"><draw:image xlink:href="../municion.png" xlink:type="simple" xlink:show="embed" xlink:actuate="onLoad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9"/>
      <text:p text:style-name="P8"/>
      <text:p text:style-name="P8"/>
      <text:p text:style-name="P9"><text:soft-page-break/></text:p>
      <text:p text:style-name="P9"/>
      <text:p text:style-name="P9"/>
      <text:p text:style-name="P14"><draw:frame draw:style-name="fr5" draw:name="Imagen5" text:anchor-type="paragraph" svg:x="0.573cm" svg:y="0.203cm" svg:width="1.655cm" svg:height="1.766cm" draw:z-index="7"><draw:image xlink:href="../oxigeno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8"/>
      <text:p text:style-name="P5"><draw:frame draw:style-name="fr6" draw:name="Imagen13" text:anchor-type="char" svg:x="0cm" svg:y="0cm" svg:width="20.999cm" svg:height="29.7cm" draw:z-index="1"><draw:image xlink:href="../background.jpg" xlink:type="simple" xlink:show="embed" xlink:actuate="onLoad" draw:mime-type="image/jpeg"/></draw:frame></text:p>
      <text:p text:style-name="P23"/>
      <text:p text:style-name="P28">ENEMIGOS:</text:p>
      <text:p text:style-name="P10"/>
      <text:p text:style-name="P22"><draw:frame draw:style-name="fr5" draw:name="Imagen7" text:anchor-type="paragraph" svg:x="0.658cm" svg:y="0.159cm" svg:width="1.919cm" svg:height="1.919cm" draw:z-index="8"><draw:image xlink:href="../infectado.png" xlink:type="simple" xlink:show="embed" xlink:actuate="onLoad" draw:mime-type="image/png"/></draw:frame><text:span text:style-name="T20">INFECTADO:</text:span> <text:span text:style-name="T1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21"/>
      <text:p text:style-name="P21"/>
      <text:p text:style-name="P22"><draw:frame draw:style-name="fr4" draw:name="Imagen8" text:anchor-type="paragraph" svg:x="0.658cm" svg:y="0.159cm" svg:width="1.946cm" svg:height="1.946cm" draw:z-index="9"><draw:image xlink:href="../aracnovirus.png" xlink:type="simple" xlink:show="embed" xlink:actuate="onLoad" draw:mime-type="image/png"/></draw:frame><text:span text:style-name="T19">ARACNOVIRUS:</text:span> <text:span text:style-name="T11">De movimientos erráticos y rápidos. Suelen moverse por el aire. Son los alienígenas más numerosos que han colonizado la base.</text:span></text:p>
      <text:p text:style-name="P21"/>
      <text:p text:style-name="P21"/>
      <text:p text:style-name="P22"><draw:frame draw:style-name="fr4" draw:name="Imagen9" text:anchor-type="paragraph" svg:x="0.631cm" svg:y="0.159cm" svg:width="1.946cm" svg:height="1.946cm" draw:z-index="10"><draw:image xlink:href="../pelusoide.png" xlink:type="simple" xlink:show="embed" xlink:actuate="onLoad" draw:mime-type="image/png"/></draw:frame><text:span text:style-name="T19">PELUSOIDE:</text:span> <text:span text:style-name="T11">Son muy inteligentes. Pueden permanecer agazapados esperando tu llegada. Si te ven o te oyen, </text:span><text:span text:style-name="T12">se abalanzarán sobre ti. En ese caso a</text:span><text:span text:style-name="T11">caba con ellos cuanto antes. Lo mejor es mantenerse a distancia.</text:span></text:p>
      <text:p text:style-name="P4"/>
      <text:p text:style-name="P4"/>
      <text:p text:style-name="P4"/>
      <text:p text:style-name="P29"><draw:frame draw:style-name="fr3" draw:name="Imagen14" text:anchor-type="char" svg:x="0cm" svg:y="0cm" svg:width="20.999cm" svg:height="29.7cm" draw:z-index="2"><draw:image xlink:href="../background.jpg" xlink:type="simple" xlink:show="embed" xlink:actuate="onLoad" draw:mime-type="image/jpeg"/></draw:frame><text:soft-page-break/></text:p>
      <text:p text:style-name="P29">CONTROL DE JUEGO:</text:p>
      <text:p text:style-name="P24"/>
      <text:p text:style-name="P15">1: Teclado.<text:tab/><text:tab/>2: Joystick.</text:p>
      <text:p text:style-name="P15"/>
      <text:p text:style-name="P15">Q:<text:tab/><text:tab/>Saltar.</text:p>
      <text:p text:style-name="P15">A:<text:tab/><text:tab/>Acción. <text:span text:style-name="T25">(</text:span>Depositar explosivos, pulsar detonador<text:span text:style-name="T25">)</text:span></text:p>
      <text:p text:style-name="P15">O:<text:tab/><text:tab/>Izquierda.</text:p>
      <text:p text:style-name="P15">P:<text:tab/><text:tab/>Derecha.</text:p>
      <text:p text:style-name="P16">SPC:<text:tab/>Disparo.</text:p>
      <text:p text:style-name="P16"/>
      <text:p text:style-name="P17">M:<text:tab/><text:tab/>Música Sí/No.</text:p>
      <text:p text:style-name="P15"><text:span text:style-name="T25">Enter</text:span>:<text:tab/>Pausa.</text:p>
      <text:p text:style-name="P15"><text:span text:style-name="T24">ESC</text:span>:<text:tab/>Cancelar partida.</text:p>
      <text:p text:style-name="P26"/>
      <text:p text:style-name="P25"><draw:frame draw:style-name="fr2" draw:name="Imagen10" text:anchor-type="paragraph" svg:x="0.771cm" svg:y="0.363cm" svg:width="9.234cm" svg:height="6.5cm" draw:z-index="11"><draw:image xlink:href="../pant1.jpg" xlink:type="simple" xlink:show="embed" xlink:actuate="onLoad" draw:mime-type="image/jpeg"/></draw:frame><draw:frame draw:style-name="fr1" draw:name="Imagen11" text:anchor-type="paragraph" svg:x="10.811cm" svg:y="0.363cm" svg:width="9.32cm" svg:height="6.5cm" draw:z-index="12"><draw:image xlink:href="../pant2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/>
      <text:p text:style-name="P19"><text:span text:style-name="T21">salvaKantero:</text:span><text:span text:style-name="T26"> Programa, gráficos, efectos de sonido.</text:span></text:p>
      <text:p text:style-name="P34"><text:span text:style-name="T18"><text:s text:c="22"/></text:span><text:span text:style-name="T22">tacha</text:span><text:span text:style-name="T18">:</text:span> Música.</text:p>
      <text:p text:style-name="P35"><text:span text:style-name="T23"><text:s text:c="12"/>masterklown</text:span><text:span text:style-name="T18">:</text:span> <text:span text:style-name="T27">Cover</text:span>.</text:p>
      <text:p text:style-name="P18"><text:s text:c="15"/><text:span text:style-name="T23">bl</text:span><text:span text:style-name="T18">ackmores:</text:span> Betatesting.</text:p>
      <text:p text:style-name="P32"/>
      <text:p text:style-name="P20"/>
      <text:p text:style-name="P33">Un agradecimiento muy especial a los <text:span text:style-name="T9">Mojon Twins,</text:span> </text:p>
      <text:p text:style-name="P33">por perfeccionar y compartir su motor de juegos MK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3-31T20:21:34.756000000</dc:date>
    <meta:editing-duration>PT4H2M33S</meta:editing-duration>
    <meta:editing-cycles>56</meta:editing-cycles>
    <meta:generator>LibreOffice/7.2.5.2$Windows_X86_64 LibreOffice_project/499f9727c189e6ef3471021d6132d4c694f357e5</meta:generator>
    <meta:document-statistic meta:table-count="0" meta:image-count="13" meta:object-count="0" meta:page-count="3" meta:paragraph-count="27" meta:word-count="348" meta:character-count="2191" meta:non-whitespace-character-count="1813"/>
  </office:meta>
</office:document-meta>
</file>